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4cm" svg:x="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7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10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13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1cm" svg:x2="16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tsuya </meta:initial-creator>
    <meta:creation-date>2013-10-29T23:25:12</meta:creation-date>
    <dc:date>2013-10-29T23:31:18</dc:date>
    <dc:creator>Tetsuya </dc:creator>
    <meta:editing-duration>P0D</meta:editing-duration>
    <meta:editing-cycles>1</meta:editing-cycles>
    <meta:document-statistic meta:object-count="5"/>
    <meta:generator>LibreOffice/3.5$Linux_X86_64 LibreOffice_project/350m1$Build-2</meta:generator>
  </office:meta>
</office:document-meta>
</file>